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b22222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16cm" loext:decorative="false"/>
      <style:paragraph-properties style:writing-mode="lr-tb"/>
    </style:style>
    <style:style style:name="gr3" style:family="graphic" style:parent-style-name="standard">
      <style:graphic-properties draw:fill-color="#b22222" draw:textarea-horizontal-align="justify" draw:textarea-vertical-align="middle" draw:auto-grow-height="false" fo:min-height="0cm" fo:min-width="0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objectwithoutfill">
      <style:graphic-properties svg:stroke-width="0.053cm" svg:stroke-color="#d53a0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 loext:decorative="false"/>
      <style:paragraph-properties style:writing-mode="lr-tb"/>
    </style:style>
    <style:style style:name="gr7" style:family="graphic" style:parent-style-name="standard">
      <style:graphic-properties draw:fill-color="#d53a00" draw:textarea-horizontal-align="justify" draw:textarea-vertical-align="middle" draw:auto-grow-height="false" fo:min-height="0cm" fo:min-width="0cm" loext:decorative="false"/>
    </style:style>
    <style:style style:name="gr8" style:family="graphic" style:parent-style-name="objectwithoutfill">
      <style:graphic-properties svg:stroke-width="0.053cm" svg:stroke-color="#ff8c0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 loext:decorative="false"/>
      <style:paragraph-properties style:writing-mode="lr-tb"/>
    </style:style>
    <style:style style:name="gr10" style:family="graphic" style:parent-style-name="standard">
      <style:graphic-properties draw:fill-color="#ff8c00" draw:textarea-horizontal-align="justify" draw:textarea-vertical-align="middle" draw:auto-grow-height="false" fo:min-height="0cm" fo:min-width="0cm" loext:decorative="false"/>
    </style:style>
    <style:style style:name="gr11" style:family="graphic" style:parent-style-name="objectwithoutfill">
      <style:graphic-properties svg:stroke-width="0.053cm" svg:stroke-color="#ff8c00" draw:marker-start-width="0.358cm" draw:marker-end="Arrow" draw:marker-end-width="0.458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ff8c00" draw:marker-start-width="0.358cm" draw:marker-end="" draw:marker-end-width="0.458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svg:stroke-color="#ffd70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01cm" loext:decorative="false"/>
      <style:paragraph-properties style:writing-mode="lr-tb"/>
    </style:style>
    <style:style style:name="gr15" style:family="graphic" style:parent-style-name="standard">
      <style:graphic-properties draw:fill-color="#ffd7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objectwithoutfill">
      <style:graphic-properties svg:stroke-width="0.053cm" svg:stroke-color="#74ab2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97cm" loext:decorative="false"/>
      <style:paragraph-properties style:writing-mode="lr-tb"/>
    </style:style>
    <style:style style:name="gr18" style:family="graphic" style:parent-style-name="standard">
      <style:graphic-properties draw:fill-color="#74ab2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15cm" loext:decorative="false"/>
      <style:paragraph-properties style:writing-mode="lr-tb"/>
    </style:style>
    <style:style style:name="gr20" style:family="graphic" style:parent-style-name="objectwithoutfill">
      <style:graphic-properties svg:stroke-width="0.053cm" svg:stroke-color="#926f16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926f16" draw:marker-start-width="0.358cm" draw:marker-end="Arrow" draw:marker-end-width="0.458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926f16" draw:marker-start-width="0.358cm" draw:marker-end="" draw:marker-end-width="0.458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fill-color="#926f16" draw:textarea-horizontal-align="justify" draw:textarea-vertical-align="middle" draw:auto-grow-height="false" fo:min-height="0cm" fo:min-width="0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9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b22222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53a00" loext:opacity="100%"/>
    </style:style>
    <style:style style:name="P5" style:family="paragraph">
      <loext:graphic-properties draw:fill="none" draw:fill-color="#ffffff"/>
      <style:text-properties fo:color="#d53a00" loext:opacity="100%"/>
    </style:style>
    <style:style style:name="P6" style:family="paragraph">
      <loext:graphic-properties draw:fill-color="#d53a00"/>
      <style:paragraph-properties fo:text-align="center"/>
      <style:text-properties fo:color="#d53a00" loext:opacity="100%"/>
    </style:style>
    <style:style style:name="P7" style:family="paragraph">
      <loext:graphic-properties draw:fill="none" draw:fill-color="#ffffff"/>
      <style:text-properties fo:color="#ff8c00" loext:opacity="100%"/>
    </style:style>
    <style:style style:name="P8" style:family="paragraph">
      <loext:graphic-properties draw:fill-color="#ff8c00"/>
      <style:paragraph-properties fo:text-align="center"/>
    </style:style>
    <style:style style:name="P9" style:family="paragraph">
      <loext:graphic-properties draw:fill="none" draw:fill-color="#ffffff"/>
      <style:text-properties fo:color="#ffd700" loext:opacity="100%"/>
    </style:style>
    <style:style style:name="P10" style:family="paragraph">
      <loext:graphic-properties draw:fill-color="#ffd700"/>
      <style:paragraph-properties fo:text-align="center"/>
    </style:style>
    <style:style style:name="P11" style:family="paragraph">
      <loext:graphic-properties draw:fill="none" draw:fill-color="#ffffff"/>
      <style:text-properties fo:color="#74ab20" loext:opacity="100%"/>
    </style:style>
    <style:style style:name="P12" style:family="paragraph">
      <loext:graphic-properties draw:fill-color="#74ab20"/>
      <style:paragraph-properties fo:text-align="center"/>
    </style:style>
    <style:style style:name="P13" style:family="paragraph">
      <loext:graphic-properties draw:fill-color="#926f16"/>
      <style:paragraph-properties fo:text-align="center"/>
    </style:style>
    <style:style style:name="P14" style:family="paragraph">
      <loext:graphic-properties draw:fill="none" draw:fill-color="#ffffff"/>
      <style:text-properties fo:color="#926f16" loext:opacity="100%"/>
    </style:style>
    <style:style style:name="T1" style:family="text">
      <style:text-properties fo:color="#b22222" loext:opacity="100%"/>
    </style:style>
    <style:style style:name="T2" style:family="text">
      <style:text-properties fo:color="#d53a00" loext:opacity="100%"/>
    </style:style>
    <style:style style:name="T3" style:family="text">
      <style:text-properties fo:color="#ff8c00" loext:opacity="100%"/>
    </style:style>
    <style:style style:name="T4" style:family="text">
      <style:text-properties fo:color="#ffd700" loext:opacity="100%"/>
    </style:style>
    <style:style style:name="T5" style:family="text">
      <style:text-properties fo:color="#74ab20" loext:opacity="100%"/>
    </style:style>
    <style:style style:name="T6" style:family="text">
      <style:text-properties fo:color="#926f1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5cm" svg:y1="2.65cm" svg:x2="2.508cm" svg:y2="16.45cm">
          <text:p/>
        </draw:line>
        <draw:frame draw:style-name="gr2" draw:text-style-name="P2" draw:layer="layout" svg:width="2.726cm" svg:height="0.962cm" svg:x="1.13cm" svg:y="1.387cm">
          <draw:text-box>
            <text:p><text:span text:style-name="T1">develop</text:span></text:p>
          </draw:text-box>
        </draw:frame>
        <draw:custom-shape draw:style-name="gr3" draw:text-style-name="P3" draw:layer="layout" svg:width="0.2cm" svg:height="0.2cm" svg:x="2.4cm" svg:y="4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1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2cm" svg:y="7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3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4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5cm" svg:y="13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polyline draw:style-name="gr5" draw:text-style-name="P4" draw:layer="layout" svg:width="3.749cm" svg:height="1.52cm" draw:transform="rotate (-1.58388629618485) translate (4.14490967169605cm 4.16790979822377cm)" svg:viewBox="0 0 3750 1521" draw:points="0,1521 332,13 3125,0 3750,1489">
            <text:p/>
          </draw:polyline>
          <draw:frame draw:style-name="gr6" draw:text-style-name="P5" draw:layer="layout" svg:width="3.009cm" svg:height="0.962cm" svg:x="3.008cm" svg:y="3.458cm">
            <draw:text-box>
              <text:p><text:span text:style-name="T2">feature 1</text:span></text:p>
            </draw:text-box>
          </draw:frame>
          <draw:custom-shape draw:style-name="gr7" draw:text-style-name="P6" draw:layer="layout" svg:width="0.2cm" svg:height="0.2cm" svg:x="4.008cm" svg:y="4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cm" svg:height="0.2cm" svg:x="4.025cm" svg:y="4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cm" svg:height="0.2cm" svg:x="4.002cm" svg:y="7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polyline draw:style-name="gr8" draw:text-style-name="P1" draw:layer="layout" svg:width="3.649cm" svg:height="2.844cm" draw:transform="rotate (-1.58388629618485) translate (5.57442949305273cm 6.4528010123919cm)" svg:viewBox="0 0 3650 2845" draw:points="0,1284 109,0 2933,12 3650,2845">
            <text:p/>
          </draw:polyline>
          <draw:frame draw:style-name="gr9" draw:text-style-name="P7" draw:layer="layout" svg:width="3.157cm" svg:height="1.169cm" svg:x="4.789cm" svg:y="5.633cm">
            <draw:text-box>
              <text:p><text:span text:style-name="T3">feature 2</text:span></text:p>
            </draw:text-box>
          </draw:frame>
          <draw:custom-shape draw:style-name="gr10" draw:text-style-name="P8" draw:layer="layout" svg:width="0.2cm" svg:height="0.2cm" svg:x="5.467cm" svg:y="6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cm" svg:height="0.2cm" svg:x="5.438cm" svg:y="9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cm" svg:height="0.2cm" svg:x="5.446cm" svg:y="10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1" draw:text-style-name="P1" draw:layer="layout" svg:width="2.167cm" svg:height="2.909cm" draw:transform="rotate (-1.55910262080653) translate (5.548cm 9.257cm)" svg:viewBox="0 0 2168 2910" draw:points="0,0 1644,19 2168,2910">
            <text:p/>
          </draw:polyline>
          <draw:line draw:style-name="gr12" draw:text-style-name="P1" draw:layer="layout" svg:x1="2.682cm" svg:y1="6.257cm" svg:x2="4.005cm" svg:y2="6.418cm">
            <text:p/>
          </draw:line>
        </draw:g>
        <draw:polyline draw:style-name="gr13" draw:text-style-name="P1" draw:layer="layout" svg:width="4.315cm" svg:height="3.537cm" draw:transform="rotate (-0.52028265001951) translate (3.71337850995247cm 9.89076304473222cm)" svg:viewBox="0 0 4316 3538" draw:points="0,1932 3839,0 4316,798 900,3538">
          <text:p/>
        </draw:polyline>
        <draw:frame draw:style-name="gr14" draw:text-style-name="P9" draw:layer="layout" svg:width="3.608cm" svg:height="0.962cm" svg:x="5.899cm" svg:y="10.672cm">
          <draw:text-box>
            <text:p><text:span text:style-name="T4">release-x.y</text:span></text:p>
          </draw:text-box>
        </draw:frame>
        <draw:custom-shape draw:style-name="gr15" draw:text-style-name="P10" draw:layer="layout" svg:width="0.2cm" svg:height="0.2cm" svg:x="6.937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cm" svg:height="0.2cm" svg:x="6.938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154cm" svg:y1="2.734cm" svg:x2="10.153cm" svg:y2="16.375cm">
          <text:p/>
        </draw:line>
        <draw:frame draw:style-name="gr17" draw:text-style-name="P11" draw:layer="layout" svg:width="1.997cm" svg:height="0.962cm" svg:x="9.16cm" svg:y="1.469cm">
          <draw:text-box>
            <text:p><text:span text:style-name="T5">main</text:span></text:p>
          </draw:text-box>
        </draw:frame>
        <draw:custom-shape draw:style-name="gr18" draw:text-style-name="P12" draw:layer="layout" svg:width="0.2cm" svg:height="0.2cm" svg:x="10.051cm" svg:y="2.96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2cm" svg:height="0.2cm" svg:x="10.052cm" svg:y="6.1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2cm" svg:height="0.2cm" svg:x="10.053cm" svg:y="11.5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2cm" svg:height="0.2cm" svg:x="10.054cm" svg:y="13.3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043cm" svg:y1="12.71cm" svg:x2="9.999cm" svg:y2="13.435cm">
          <text:p/>
        </draw:line>
        <draw:frame draw:style-name="gr19" draw:text-style-name="P11" draw:layer="layout" svg:width="1.315cm" svg:height="0.962cm" svg:x="10.299cm" svg:y="12.978cm">
          <draw:text-box>
            <text:p><text:span text:style-name="T5">x.y</text:span></text:p>
          </draw:text-box>
        </draw:frame>
        <draw:polyline draw:style-name="gr20" draw:text-style-name="P1" draw:layer="layout" svg:width="3.056cm" svg:height="2.175cm" draw:transform="rotate (-1.56521127318851) translate (9.93992519296793cm 3.12779935378521cm)" svg:viewBox="0 0 3057 2176" draw:points="0,36 435,2130 2169,2176 3057,0">
          <text:p/>
        </draw:polyline>
        <draw:line draw:style-name="gr21" draw:text-style-name="P1" draw:layer="layout" svg:x1="3.933cm" svg:y1="5.631cm" svg:x2="2.664cm" svg:y2="5.828cm">
          <text:p/>
        </draw:line>
        <draw:line draw:style-name="gr22" draw:text-style-name="P1" draw:layer="layout" svg:x1="7.705cm" svg:y1="5.291cm" svg:x2="4.308cm" svg:y2="5.613cm">
          <text:p/>
        </draw:line>
        <draw:custom-shape draw:style-name="gr23" draw:text-style-name="P13" draw:layer="layout" svg:width="0.2cm" svg:height="0.2cm" svg:x="7.675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2cm" svg:height="0.2cm" svg:x="7.676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2.726cm" svg:height="0.962cm" svg:x="6.539cm" svg:y="2.385cm">
          <draw:text-box>
            <text:p><text:span text:style-name="T6">bugfix a</text:span></text:p>
          </draw:text-box>
        </draw:frame>
        <draw:custom-shape draw:style-name="gr3" draw:text-style-name="P3" draw:layer="layout" svg:width="0.2cm" svg:height="0.2cm" svg:x="2.402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1" draw:layer="layout" svg:width="3.627cm" svg:height="1.288cm" draw:transform="rotate (-0.712268867738886) translate (7.17570554404679cm 12.5196256424931cm)" svg:viewBox="0 0 3628 1289" draw:points="0,229 961,1289 3628,0">
          <text:p/>
        </draw:polyline>
        <draw:custom-shape draw:style-name="gr18" draw:text-style-name="P12" draw:layer="layout" svg:width="0.2cm" svg:height="0.2cm" svg:x="10.055cm" svg:y="14.8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1.797cm" svg:height="0.962cm" svg:x="10.3cm" svg:y="14.478cm">
          <draw:text-box>
            <text:p><text:span text:style-name="T5">x.y.1</text:span></text:p>
          </draw:text-box>
        </draw:frame>
        <draw:line draw:style-name="gr13" draw:text-style-name="P1" draw:layer="layout" svg:x1="7.079cm" svg:y1="14.159cm" svg:x2="7.061cm" svg:y2="16.232cm">
          <text:p/>
        </draw:line>
        <draw:custom-shape draw:style-name="gr15" draw:text-style-name="P10" draw:layer="layout" svg:width="0.2cm" svg:height="0.2cm" svg:x="6.939cm" svg:y="14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12.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c Maisonobe</meta:initial-creator>
    <meta:creation-date>2017-08-06T17:50:41.517228523</meta:creation-date>
    <dc:date>2025-03-21T23:13:24.483291189</dc:date>
    <dc:creator>Luc Maisonobe</dc:creator>
    <meta:editing-duration>PT11M4S</meta:editing-duration>
    <meta:editing-cycles>3</meta:editing-cycles>
    <meta:generator>LibreOffice/25.2.1.2$Linux_X86_64 LibreOffice_project/520$Build-2</meta:generator>
    <meta:document-statistic meta:object-count="46"/>
    <meta:user-defined meta:name="JOINKINDREQ">None</meta:user-defined>
    <meta:user-defined meta:name="L2OSTATE">{'ENDCTRL': False, 'INTERCTRL': False, 'MIDCTRL': False, 'PERPCTRL': False, 'TANCTRL': False}</meta:user-defined>
    <meta:user-defined meta:name="ORTHOMODE" meta:value-type="boolean">false</meta:user-defined>
    <meta:user-defined meta:name="REPEATMODE" meta:value-type="boolean">false</meta:user-defined>
  </office:meta>
</office:document-meta>
</file>